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På Dagen</text:p>
      <text:p text:style-name="Standard">Det er tidligt om morgenen. Der er et barn der skal forberedes på at begynde dagen. </text:p>
      <text:p text:style-name="Standard">- Lav venligst en sammensætning af pictogrammer der viser at barnet skal <text:s/>børste tænder, gå i bad, <text:s/>og afspil den sætning.</text:p>
      <text:p text:style-name="Standard"/>
      <text:p text:style-name="P2">Organisering</text:p>
      <text:p text:style-name="Standard">- Du føler at den generalle kategori er for rodet, og vil oprette en ny kategori som barnet skal bruge til at udtrykke behov. </text:p>
      <text:p text:style-name="Standard">- Giv denne kategori et passende billede, og flyt de tre pictogrammer ”Sulten”, ”Tørstig” og ”Søvnig” til den nye kategori.</text:p>
      <text:p text:style-name="Standard">- Giv derefter kategorien en behagelig grøn farve.</text:p>
      <text:list xml:id="list33403880" text:style-name="L1">
        <text:list-header>
          <text:p text:style-name="P1"/>
        </text:list-header>
      </text:list>
      <text:p text:style-name="P2">Tilpasning</text:p>
      <text:p text:style-name="Standard">Barnet som bruger systemet lige nu er glad for lilla. </text:p>
      <text:p text:style-name="Standard">- Giv kategorilisten en lys, lilla farve, og giv sætningsbrættet en mørk, lilla farv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m  Arnold Thomsen</meta:initial-creator>
    <meta:creation-date>2012-05-20T12:43:49.89</meta:creation-date>
    <dc:date>2012-05-20T13:29:30.63</dc:date>
    <dc:creator>Kim  Arnold Thomsen</dc:creator>
    <meta:editing-duration>PT11M55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121" meta:character-count="681"/>
  </office:meta>
</office:document-meta>
</file>